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>
      <style:paragraph-properties fo:line-height="150%" fo:text-align="center" style:justify-single-word="false"/>
      <style:text-properties fo:font-size="24pt" fo:font-weight="bold" officeooo:paragraph-rsid="000771ea" style:font-size-asian="24pt" style:font-weight-asian="bold" style:font-size-complex="24pt" style:font-weight-complex="bold"/>
    </style:style>
    <style:style style:name="P2" style:family="paragraph" style:parent-style-name="Default">
      <style:paragraph-properties fo:line-height="150%" fo:text-align="left" style:justify-single-word="false"/>
      <style:text-properties officeooo:paragraph-rsid="000b22dc"/>
    </style:style>
    <style:style style:name="P3" style:family="paragraph" style:parent-style-name="Default">
      <style:paragraph-properties fo:line-height="150%" fo:text-align="left" style:justify-single-word="false"/>
      <style:text-properties fo:font-size="12pt" fo:font-weight="bold" officeooo:paragraph-rsid="000b22dc" style:font-size-asian="12pt" style:font-weight-asian="bold" style:font-size-complex="12pt" style:font-weight-complex="bold"/>
    </style:style>
    <style:style style:name="P4" style:family="paragraph" style:parent-style-name="Default">
      <style:paragraph-properties fo:line-height="150%" fo:text-align="left" style:justify-single-word="false"/>
      <style:text-properties fo:font-size="12pt" fo:font-weight="bold" officeooo:paragraph-rsid="00082413" style:font-size-asian="12pt" style:font-weight-asian="bold" style:font-size-complex="12pt" style:font-weight-complex="bold"/>
    </style:style>
    <style:style style:name="P5" style:family="paragraph" style:parent-style-name="Default">
      <style:paragraph-properties fo:line-height="150%" fo:text-align="left" style:justify-single-word="false"/>
      <style:text-properties fo:color="#800000" loext:opacity="100%" fo:font-size="14pt" fo:font-weight="bold" officeooo:paragraph-rsid="000771ea" style:font-size-asian="14pt" style:font-weight-asian="bold" style:font-size-complex="14pt" style:font-weight-complex="bold"/>
    </style:style>
    <style:style style:name="P6" style:family="paragraph" style:parent-style-name="Default">
      <style:paragraph-properties fo:line-height="150%" fo:text-align="left" style:justify-single-word="false"/>
      <style:text-properties fo:color="#000000" loext:opacity="100%" fo:font-size="12pt" style:text-underline-style="none" fo:font-weight="bold" officeooo:paragraph-rsid="000771ea" style:font-size-asian="12pt" style:font-weight-asian="bold" style:font-size-complex="12pt" style:font-weight-complex="bold"/>
    </style:style>
    <style:style style:name="P7" style:family="paragraph" style:parent-style-name="Default">
      <style:paragraph-properties fo:line-height="150%" fo:text-align="left" style:justify-single-word="false"/>
      <style:text-properties fo:color="#990000" loext:opacity="100%" fo:font-size="14pt" style:text-underline-style="solid" style:text-underline-width="auto" style:text-underline-color="font-color" fo:font-weight="bold" officeooo:paragraph-rsid="000771ea" style:font-size-asian="14pt" style:font-weight-asian="bold" style:font-size-complex="14pt" style:font-weight-complex="bold"/>
    </style:style>
    <style:style style:name="P8" style:family="paragraph" style:parent-style-name="Default">
      <style:paragraph-properties fo:line-height="150%" fo:text-align="left" style:justify-single-word="false"/>
      <style:text-properties fo:color="#000000" loext:opacity="100%" fo:font-size="12pt" style:text-underline-style="none" fo:font-weight="bold" officeooo:rsid="000771ea" officeooo:paragraph-rsid="000771ea" style:font-size-asian="12pt" style:font-weight-asian="bold" style:font-size-complex="12pt" style:font-weight-complex="bold"/>
    </style:style>
    <style:style style:name="P9" style:family="paragraph" style:parent-style-name="Default">
      <style:paragraph-properties fo:line-height="150%" fo:text-align="left" style:justify-single-word="false"/>
      <style:text-properties fo:color="#990000" loext:opacity="100%" fo:font-size="14pt" style:text-underline-style="solid" style:text-underline-width="auto" style:text-underline-color="font-color" fo:font-weight="bold" officeooo:rsid="000771ea" officeooo:paragraph-rsid="000771ea" style:font-size-asian="14pt" style:font-weight-asian="bold" style:font-size-complex="14pt" style:font-weight-complex="bold"/>
    </style:style>
    <style:style style:name="P10" style:family="paragraph" style:parent-style-name="Default">
      <style:paragraph-properties fo:line-height="150%" fo:text-align="left" style:justify-single-word="false"/>
      <style:text-properties fo:color="#b71c1c" loext:opacity="100%" fo:font-size="14pt" style:text-underline-style="solid" style:text-underline-width="auto" style:text-underline-color="font-color" fo:font-weight="bold" officeooo:rsid="00082413" officeooo:paragraph-rsid="00082413" style:font-size-asian="14pt" style:font-weight-asian="bold" style:font-size-complex="14pt" style:font-weight-complex="bold"/>
    </style:style>
    <style:style style:name="P11" style:family="paragraph" style:parent-style-name="Default">
      <style:paragraph-properties fo:line-height="150%" fo:text-align="left" style:justify-single-word="false"/>
      <style:text-properties fo:color="#000000" loext:opacity="100%" fo:font-size="12pt" style:text-underline-style="none" fo:font-weight="bold" officeooo:rsid="00082413" officeooo:paragraph-rsid="00082413" style:font-size-asian="12pt" style:font-weight-asian="bold" style:font-size-complex="12pt" style:font-weight-complex="bold"/>
    </style:style>
    <style:style style:name="P12" style:family="paragraph" style:parent-style-name="Default">
      <style:paragraph-properties fo:line-height="150%" fo:text-align="left" style:justify-single-word="false"/>
      <style:text-properties fo:color="#000000" loext:opacity="100%" fo:font-size="12pt" style:text-underline-style="none" fo:font-weight="bold" officeooo:rsid="00082413" officeooo:paragraph-rsid="000b22dc" style:font-size-asian="12pt" style:font-weight-asian="bold" style:font-size-complex="12pt" style:font-weight-complex="bold"/>
    </style:style>
    <style:style style:name="P13" style:family="paragraph" style:parent-style-name="Default">
      <style:paragraph-properties fo:line-height="150%"/>
      <style:text-properties fo:font-weight="bold" officeooo:paragraph-rsid="000771ea" style:font-weight-asian="bold" style:font-weight-complex="bold"/>
    </style:style>
    <style:style style:name="P14" style:family="paragraph" style:parent-style-name="Default">
      <style:paragraph-properties fo:line-height="150%"/>
      <style:text-properties fo:font-weight="bold" officeooo:rsid="000cbe93" officeooo:paragraph-rsid="000cbe93" style:font-weight-asian="bold" style:font-weight-complex="bold"/>
    </style:style>
    <style:style style:name="P15" style:family="paragraph" style:parent-style-name="Default">
      <style:paragraph-properties fo:line-height="150%" fo:text-align="left" style:justify-single-word="false"/>
      <style:text-properties fo:color="#000000" loext:opacity="100%" fo:font-size="12pt" style:text-underline-style="none" fo:font-weight="bold" officeooo:rsid="000771ea" officeooo:paragraph-rsid="000cbe93" style:font-size-asian="12pt" style:font-weight-asian="bold" style:font-size-complex="12pt" style:font-weight-complex="bold"/>
    </style:style>
    <style:style style:name="P16" style:family="paragraph" style:parent-style-name="Default">
      <style:paragraph-properties fo:line-height="150%"/>
      <style:text-properties fo:font-weight="bold" officeooo:rsid="000771ea" officeooo:paragraph-rsid="000771ea" style:font-weight-asian="bold" style:font-weight-complex="bold"/>
    </style:style>
    <style:style style:name="P17" style:family="paragraph" style:parent-style-name="Default">
      <style:paragraph-properties fo:line-height="150%"/>
      <style:text-properties fo:color="#000000" loext:opacity="100%" fo:font-size="12pt" style:text-underline-style="none" fo:font-weight="bold" officeooo:rsid="000771ea" officeooo:paragraph-rsid="00086ca6" style:font-size-asian="12pt" style:font-weight-asian="bold" style:font-size-complex="12pt" style:font-weight-complex="bold"/>
    </style:style>
    <style:style style:name="P18" style:family="paragraph" style:parent-style-name="Default">
      <style:paragraph-properties fo:line-height="150%" fo:text-align="left" style:justify-single-word="false"/>
      <style:text-properties fo:color="#000000" loext:opacity="100%" fo:font-size="12pt" style:text-underline-style="none" fo:font-weight="bold" officeooo:rsid="00086ca6" officeooo:paragraph-rsid="00086ca6" style:font-size-asian="12pt" style:font-weight-asian="bold" style:font-size-complex="12pt" style:font-weight-complex="bold"/>
    </style:style>
    <style:style style:name="P19" style:family="paragraph" style:parent-style-name="Default">
      <style:paragraph-properties fo:line-height="150%" fo:text-align="left" style:justify-single-word="false"/>
      <style:text-properties fo:color="#000000" loext:opacity="100%" fo:font-size="12pt" style:text-underline-style="none" fo:font-weight="bold" officeooo:rsid="000a50a3" officeooo:paragraph-rsid="000a50a3" style:font-size-asian="12pt" style:font-weight-asian="bold" style:font-size-complex="12pt" style:font-weight-complex="bold"/>
    </style:style>
    <style:style style:name="T1" style:family="text">
      <style:text-properties fo:color="#bf0041" loext:opacity="100%" fo:font-size="14pt" fo:font-weight="bold" officeooo:rsid="000771ea" style:font-size-asian="14pt" style:font-weight-asian="bold" style:font-size-complex="14pt" style:font-weight-complex="bold"/>
    </style:style>
    <style:style style:name="T2" style:family="text">
      <style:text-properties fo:color="#bf0041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0b22dc" style:font-size-asian="12pt" style:font-weight-asian="bold" style:font-size-complex="12pt" style:font-weight-complex="bold"/>
    </style:style>
    <style:style style:name="T5" style:family="text">
      <style:text-properties fo:color="#000000" loext:opacity="100%" style:font-name="Times New Roman" fo:font-size="12pt" fo:language="cs" fo:country="CZ" fo:font-weight="bold" officeooo:rsid="000b22dc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6" style:family="text">
      <style:text-properties fo:font-size="12pt" fo:font-weight="bold" officeooo:rsid="000dc9e4" style:font-size-asian="12pt" style:font-weight-asian="bold" style:font-size-complex="12pt" style:font-weight-complex="bold"/>
    </style:style>
    <style:style style:name="T7" style:family="text">
      <style:text-properties officeooo:rsid="00105695"/>
    </style:style>
    <style:style style:name="T8" style:family="text">
      <style:text-properties officeooo:rsid="00082413"/>
    </style:style>
    <style:style style:name="T9" style:family="text">
      <style:text-properties officeooo:rsid="000771ea"/>
    </style:style>
    <style:style style:name="T10" style:family="text">
      <style:text-properties officeooo:rsid="000b22dc"/>
    </style:style>
    <style:style style:name="T11" style:family="text">
      <style:text-properties officeooo:rsid="000dc9e4"/>
    </style:style>
    <style:style style:name="T12" style:family="text">
      <style:text-properties fo:color="#000000" loext:opacity="100%" fo:font-size="12pt" style:text-underline-style="none" fo:font-weight="bold" officeooo:rsid="00082413" style:font-size-asian="12pt" style:font-weight-asian="bold" style:font-size-complex="12pt" style:font-weight-complex="bold"/>
    </style:style>
    <style:style style:name="T13" style:family="text">
      <style:text-properties fo:color="#000000" loext:opacity="100%" fo:font-size="12pt" style:text-underline-style="none" fo:font-weight="bold" officeooo:rsid="000c9284" style:font-size-asian="12pt" style:font-weight-asian="bold" style:font-size-complex="12pt" style:font-weight-complex="bold"/>
    </style:style>
    <style:style style:name="T14" style:family="text">
      <style:text-properties fo:color="#000000" loext:opacity="100%" style:font-name="Times New Roman" fo:font-size="12pt" fo:language="cs" fo:country="CZ" style:text-underline-style="none" fo:font-weight="bold" officeooo:rsid="000c9284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5" style:family="text">
      <style:text-properties officeooo:rsid="00086ca6"/>
    </style:style>
    <style:style style:name="T16" style:family="text">
      <style:text-properties officeooo:rsid="000c9284"/>
    </style:style>
    <style:style style:name="T17" style:family="text">
      <style:text-properties officeooo:rsid="000ee5a5"/>
    </style:style>
    <style:style style:name="T18" style:family="text">
      <style:text-properties officeooo:rsid="000cbe93"/>
    </style:style>
    <style:style style:name="T19" style:family="text">
      <style:text-properties officeooo:rsid="001109ad"/>
    </style:style>
    <style:style style:name="T20" style:family="text">
      <style:text-properties officeooo:rsid="000a50a3"/>
    </style:style>
    <style:style style:name="T21" style:family="text">
      <style:text-properties officeooo:rsid="000d48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SÁŽ NOHOU ZEPŘEDU</text:p>
      <text:p text:style-name="P1"/>
      <text:p text:style-name="P2"><text:span text:style-name="T1">1. </text:span><text:span text:style-name="T2">Úvodní tření </text:span><text:span text:style-name="T3">- <text:s/></text:span><text:span text:style-name="T4">začínáme </text:span><text:span text:style-name="T5">nad </text:span><text:span text:style-name="T4"><text:s/>kolenem nahoru </text:span><text:span text:style-name="T5">po </text:span><text:span text:style-name="T4"><text:s/>stehn</text:span><text:span text:style-name="T6">ě</text:span><text:span text:style-name="T4"> a vracíme se až ke nártu </text:span></text:p>
      <text:p text:style-name="P3"><text:s text:c="40"/><text:span text:style-name="T7">plochou dlaně </text:span></text:p>
      <text:p text:style-name="P4"><text:s text:c="40"/><text:span text:style-name="T7">hřbetem dlaně</text:span></text:p>
      <text:p text:style-name="P4"><text:s text:c="40"/><text:span text:style-name="T8">přerušovaný stisk</text:span></text:p>
      <text:p text:style-name="P5">Masáž prstů </text:p>
      <text:p text:style-name="P6"><text:span text:style-name="T9">1. </text:span>Roztírání prstů <text:span text:style-name="T9">palci</text:span></text:p>
      <text:p text:style-name="P6"/>
      <text:p text:style-name="P7">Masáž nártu </text:p>
      <text:p text:style-name="P8">1. Roztírání – patkou dlaně</text:p>
      <text:p text:style-name="P8">2. Roztírání – špetkou čtyř prstů</text:p>
      <text:p text:style-name="P8">3. Vytírání palci</text:p>
      <text:p text:style-name="P8"/>
      <text:p text:style-name="P9">Masáž kotníku </text:p>
      <text:p text:style-name="P8">1. Roztírání – patkou dlaně a špetkou čtyř prstů</text:p>
      <text:p text:style-name="P8">2. <text:span text:style-name="T7">palci</text:span></text:p>
      <text:p text:style-name="P8"/>
      <text:p text:style-name="P9">Masáž holenního svalu předního</text:p>
      <text:p text:style-name="P8">1. Obtahování : Hřbetem ruky <text:span text:style-name="T10">( </text:span><text:span text:style-name="T11">nahoru </text:span><text:span text:style-name="T10"><text:s/>a dolu)</text:span></text:p>
      <text:p text:style-name="P8">2. Roztírání patkou dlaně <text:span text:style-name="T10">a </text:span><text:s/>palcem- <text:s/><text:span text:style-name="T10">kroužky</text:span></text:p>
      <text:p text:style-name="P8"/>
      <text:p text:style-name="P10">Koleno </text:p>
      <text:p text:style-name="P11">Roztírání – <text:s/><text:span text:style-name="T10">pokrčené koleno - </text:span>patkou dlaně</text:p>
      <text:p text:style-name="P12"><text:s text:c="22"/><text:span text:style-name="T9">špetkou čtyř prstů</text:span></text:p>
      <text:p text:style-name="P2"><text:span text:style-name="T12"><text:s/></text:span><text:span text:style-name="T13">koleno už je </text:span><text:span text:style-name="T14">narovnané </text:span><text:span text:style-name="T13"><text:s/></text:span><text:span text:style-name="T12">obkružování palci ( osmička)</text:span></text:p>
      <text:p text:style-name="P11"><text:s text:c="42"/><text:span text:style-name="T15">protipohyb </text:span><text:span text:style-name="T7">palci</text:span><text:span text:style-name="T16"> </text:span></text:p>
      <text:p text:style-name="P11"><text:s text:c="42"/><text:span text:style-name="T16">ohýnek – vidlicí </text:span></text:p>
      <text:p text:style-name="P11"/>
      <text:p text:style-name="P9">Masáž stehna zepředu </text:p>
      <text:p text:style-name="P13"><text:span text:style-name="T9">1. </text:span>Vytírání <text:s/>– <text:span text:style-name="T17">plochou dlaně</text:span></text:p>
      <text:p text:style-name="P13"><text:span text:style-name="T9">2. </text:span>Obtahování postranní fascie <text:span text:style-name="T17">hřbetem </text:span><text:span text:style-name="T18">( jen nahoru a dolu )</text:span></text:p>
      <text:p text:style-name="P14"><text:soft-page-break/>3. Hnětení uchopováním <text:span text:style-name="T8">a </text:span>odtahováním</text:p>
      <text:p text:style-name="P14"><text:s text:c="19"/><text:span text:style-name="T17">krouživé hnětení</text:span> </text:p>
      <text:p text:style-name="P14"><text:s text:c="5"/>Hnětení finské – slalom a spirály</text:p>
      <text:p text:style-name="P14"/>
      <text:p text:style-name="P13"><text:span text:style-name="T18"><text:s/>4</text:span><text:span text:style-name="T9">. </text:span>Roztírání postranní fascie patkou dlaně <text:span text:style-name="T18">( kroužky )</text:span></text:p>
      <text:p text:style-name="P13"/>
      <text:p text:style-name="P15"><text:span text:style-name="T18"><text:s/>5. </text:span><text:span text:style-name="T15">T</text:span>epání <text:s text:c="2"/><text:span text:style-name="T19">sekáni - </text:span><text:span text:style-name="T15">vějířovité</text:span></text:p>
      <text:p text:style-name="P15"><text:s text:c="5"/><text:span text:style-name="T18">koleno je pokrčené zadělávání těsta</text:span></text:p>
      <text:p text:style-name="P16"><text:s text:c="3"/></text:p>
      <text:p text:style-name="P17"/>
      <text:p text:style-name="P18"><text:span text:style-name="T18">6</text:span>. Chvění – rychlé válení <text:span text:style-name="T20">+ vytřásání dolních končetin</text:span></text:p>
      <text:p text:style-name="P18"/>
      <text:p text:style-name="P19"><text:span text:style-name="T21">7</text:span>. Pasivní pohyby v kloubech</text:p>
      <text:p text:style-name="P19"/>
      <text:p text:style-name="P19"><text:span text:style-name="T21">8</text:span>. Závěrečné tření dolní končetiny je shodné s úvodním tření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>
      <style:paragraph-properties fo:orphans="2" fo:widows="2" fo:hyphenation-ladder-count="no-limit" fo:hyphenation-keep="auto" loext:hyphenation-keep-type="column" loext:hyphenation-keep-line="false" style:text-autospace="none"/>
      <style:text-properties fo:color="#000000" loext:opacity="100%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09-25T10:52:13.149842944</meta:creation-date>
    <dc:date>2026-04-12T16:42:45.847154500</dc:date>
    <meta:editing-duration>PT44M30S</meta:editing-duration>
    <meta:editing-cycles>11</meta:editing-cycles>
    <meta:generator>LibreOffice/26.2.0.3$Windows_X86_64 LibreOffice_project/620$Build-3</meta:generator>
    <meta:document-statistic meta:table-count="0" meta:image-count="0" meta:object-count="0" meta:page-count="2" meta:paragraph-count="36" meta:word-count="171" meta:character-count="1337" meta:non-whitespace-character-count="911"/>
  </office:meta>
</office:document-meta>
</file>